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text:p text:style-name="Standard">1234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03-26T12:46:12</meta:creation-date>
    <dc:date>2006-03-26T12:46:51</dc:date>
    <dc:language>de-DE</dc:language>
    <meta:editing-cycles>2</meta:editing-cycles>
    <meta:editing-duration>PT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7" meta:character-count="35"/>
  </office:meta>
</office:document-meta>
</file>